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proxima-nova, 'Helvetica Neue', 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
      <style:text-properties officeooo:rsid="0020ce49" officeooo:paragraph-rsid="0020ce49"/>
    </style:style>
    <style:style style:name="P2" style:family="paragraph" style:parent-style-name="Heading">
      <style:text-properties officeooo:rsid="00273fa3" officeooo:paragraph-rsid="00273fa3"/>
    </style:style>
    <style:style style:name="P3" style:family="paragraph" style:parent-style-name="Heading">
      <style:text-properties officeooo:rsid="002a5631" officeooo:paragraph-rsid="002a5631"/>
    </style:style>
    <style:style style:name="P4" style:family="paragraph" style:parent-style-name="Heading">
      <style:text-properties officeooo:rsid="00328860" officeooo:paragraph-rsid="00328860"/>
    </style:style>
    <style:style style:name="P5" style:family="paragraph" style:parent-style-name="Text_20_body">
      <style:text-properties fo:font-size="14pt" officeooo:rsid="0017bc95" officeooo:paragraph-rsid="0017bc95" style:font-size-asian="12.25pt" style:font-size-complex="14pt"/>
    </style:style>
    <style:style style:name="P6" style:family="paragraph" style:parent-style-name="Text_20_body">
      <style:text-properties officeooo:paragraph-rsid="002605a0"/>
    </style:style>
    <style:style style:name="P7" style:family="paragraph" style:parent-style-name="Text_20_body">
      <style:text-properties officeooo:paragraph-rsid="00273fa3"/>
    </style:style>
    <style:style style:name="P8" style:family="paragraph" style:parent-style-name="Text_20_body">
      <style:text-properties officeooo:rsid="002a5631" officeooo:paragraph-rsid="002a5631"/>
    </style:style>
    <style:style style:name="P9" style:family="paragraph" style:parent-style-name="Text_20_body">
      <style:text-properties officeooo:rsid="00338b58" officeooo:paragraph-rsid="00338b58"/>
    </style:style>
    <style:style style:name="P10" style:family="paragraph" style:parent-style-name="Text_20_body">
      <style:text-properties officeooo:paragraph-rsid="003c141a"/>
    </style:style>
    <style:style style:name="P11" style:family="paragraph" style:parent-style-name="Text_20_body">
      <style:text-properties officeooo:rsid="003f62a3" officeooo:paragraph-rsid="003f62a3"/>
    </style:style>
    <style:style style:name="P12" style:family="paragraph" style:parent-style-name="Title">
      <style:text-properties officeooo:rsid="0017bc95" officeooo:paragraph-rsid="0017bc95"/>
    </style:style>
    <style:style style:name="P13" style:family="paragraph" style:parent-style-name="Heading_20_1">
      <style:text-properties officeooo:rsid="001f6da3" officeooo:paragraph-rsid="001f6da3"/>
    </style:style>
    <style:style style:name="T1" style:family="text">
      <style:text-properties officeooo:rsid="0020ce49"/>
    </style:style>
    <style:style style:name="T2" style:family="text">
      <style:text-properties fo:font-variant="normal" fo:text-transform="none" fo:color="#000000" style:font-name="Liberation Serif" fo:font-size="12pt" fo:letter-spacing="normal" fo:font-style="normal" fo:font-weight="normal" officeooo:rsid="00273fa3"/>
    </style:style>
    <style:style style:name="T3" style:family="text">
      <style:text-properties fo:font-variant="normal" fo:text-transform="none" fo:color="#000000" style:font-name="Liberation Serif" fo:font-size="12pt" fo:letter-spacing="normal" fo:font-style="normal" fo:font-weight="normal" officeooo:rsid="002a5631"/>
    </style:style>
    <style:style style:name="T4" style:family="text">
      <style:text-properties officeooo:rsid="002d6352"/>
    </style:style>
    <style:style style:name="T5" style:family="text">
      <style:text-properties officeooo:rsid="00318977"/>
    </style:style>
    <style:style style:name="T6" style:family="text">
      <style:text-properties officeooo:rsid="00338b58"/>
    </style:style>
    <style:style style:name="T7" style:family="text">
      <style:text-properties officeooo:rsid="0034f751"/>
    </style:style>
    <style:style style:name="T8" style:family="text">
      <style:text-properties officeooo:rsid="003c141a"/>
    </style:style>
    <style:style style:name="T9" style:family="text">
      <style:text-properties officeooo:rsid="00410a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GSVL PythonAPI Scenario Randomizer</text:p>
      <text:p text:style-name="P5"/>
      <text:h text:style-name="P13" text:outline-level="1">The Scenario Randomizer is split into <text:span text:style-name="T5">four</text:span> components:</text:h>
      <text:p text:style-name="P1">LGSVL Sim:</text:p>
      <text:p text:style-name="P6"><text:span text:style-name="T1">LGSVL (LG Silicon Valley Lab) Simulator is simulation software developed for the acceleration of safe autonomous vehicle development. The current version as of writing this document is 2019.10, however LG have stated that they plan on releasing a new version every month or so. LGSVL is required for the Scenario Randomizer.</text:span></text:p>
      <text:p text:style-name="P2">LGSVL PythonAPI:</text:p>
      <text:p text:style-name="P7"><text:span text:style-name="T2">LGSVL Simulator exposes runtime functionality to a Python API which you can use to manipulate object placement and vehicle movement in a loaded scene, retreive sensor configuration and data, control weather, time state, and more. </text:span><text:span text:style-name="T3">The Scenario Randomization script is written using this PythonAPI. The full documentation can be found here: </text:span><text:a xlink:type="simple" xlink:href="https://www.lgsvlsimulator.com/docs/python-api/" text:style-name="Internet_20_link" text:visited-style-name="Visited_20_Internet_20_Link">https://www.lgsvlsimulator.com/docs/python-api/</text:a></text:p>
      <text:p text:style-name="P4">R<text:span text:style-name="T6">OS</text:span>Bridge:</text:p>
      <text:p text:style-name="P9">ROS<text:span text:style-name="T7">Bridge allows for the connection between ROS and the vehicle. This means that once the ROSBridge connection is established we can view the vehicle’s sensor output, or send it commands.</text:span></text:p>
      <text:p text:style-name="P3">Scenario Randomizer GUI:</text:p>
      <text:p text:style-name="P8">The GUI was made <text:span text:style-name="T4">in Python using the Tkinter module. The GUI allows the user to control the parameters of the scenario without needing to enter the code, such as the amount of NPC Vehicles to spawn, the runtime of the scenario, or the timescale.</text:span></text:p>
      <text:p text:style-name="P8"/>
      <text:p text:style-name="P10"><text:span text:style-name="T8">The latest version of the LGSVL Simulator can be downloaded from here: </text:span><text:a xlink:type="simple" xlink:href="https://www.lgsvlsimulator.com/" text:style-name="Internet_20_link" text:visited-style-name="Visited_20_Internet_20_Link">https://www.lgsvlsimulator.com/</text:a></text:p>
      <text:p text:style-name="P11">The Scenario Randomizer can be downloaded from <text:span text:style-name="T9">he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proxima-nova, 'Helvetica Neue', 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2T10:34:18.920224150</meta:creation-date>
    <dc:date>2020-01-02T11:12:25.648161255</dc:date>
    <meta:editing-duration>PT37M47S</meta:editing-duration>
    <meta:editing-cycles>40</meta:editing-cycles>
    <meta:generator>LibreOffice/6.0.7.3$Linux_X86_64 LibreOffice_project/00m0$Build-3</meta:generator>
    <meta:document-statistic meta:table-count="0" meta:image-count="0" meta:object-count="0" meta:page-count="1" meta:paragraph-count="12" meta:word-count="219" meta:character-count="1446" meta:non-whitespace-character-count="1238"/>
  </office:meta>
</office:document-meta>
</file>